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officeooo:paragraph-rsid="000b4834"/>
    </style:style>
    <style:style style:name="P2" style:family="paragraph" style:parent-style-name="Standard">
      <style:paragraph-properties fo:text-align="center" style:justify-single-word="false"/>
      <style:text-properties style:font-name="Calibri" fo:font-size="30pt" style:text-underline-style="solid" style:text-underline-width="auto" style:text-underline-color="font-color" officeooo:paragraph-rsid="000bfbd5" style:font-size-asian="30pt" style:font-size-complex="30pt"/>
    </style:style>
    <style:style style:name="P3" style:family="paragraph" style:parent-style-name="Standard">
      <style:text-properties style:font-name="Calibri" fo:font-size="16pt" style:text-underline-style="solid" style:text-underline-width="auto" style:text-underline-color="font-color" officeooo:paragraph-rsid="0019a414" style:font-size-asian="16pt" style:font-size-complex="16pt"/>
    </style:style>
    <style:style style:name="P4" style:family="paragraph" style:parent-style-name="Standard">
      <style:text-properties style:font-name="Calibri" officeooo:paragraph-rsid="0023868c"/>
    </style:style>
    <style:style style:name="P5" style:family="paragraph" style:parent-style-name="Standard">
      <style:text-properties style:font-name="Calibri" officeooo:paragraph-rsid="00238a14"/>
    </style:style>
    <style:style style:name="P6" style:family="paragraph" style:parent-style-name="Text_20_body">
      <style:paragraph-properties fo:text-align="justify" style:justify-single-word="false"/>
      <style:text-properties style:font-name="Calibri" fo:font-size="16pt" style:text-underline-style="solid" style:text-underline-width="auto" style:text-underline-color="font-color" officeooo:paragraph-rsid="001c5b38" style:font-size-asian="16pt" style:font-size-complex="16pt"/>
    </style:style>
    <style:style style:name="P7" style:family="paragraph" style:parent-style-name="Text_20_body" style:list-style-name="L4">
      <style:text-properties style:font-name="Calibri" officeooo:paragraph-rsid="0039be06"/>
    </style:style>
    <style:style style:name="P8" style:family="paragraph" style:parent-style-name="Text_20_body" style:list-style-name="L5">
      <style:text-properties style:font-name="Calibri" officeooo:paragraph-rsid="003ab4c8"/>
    </style:style>
    <style:style style:name="P9" style:family="paragraph" style:parent-style-name="Text_20_body" style:list-style-name="L6">
      <style:text-properties style:font-name="Calibri" officeooo:paragraph-rsid="003cd112"/>
    </style:style>
    <style:style style:name="P10" style:family="paragraph" style:parent-style-name="Text_20_body" style:list-style-name="L7">
      <style:text-properties style:font-name="Calibri" officeooo:paragraph-rsid="003f239d"/>
    </style:style>
    <style:style style:name="P11" style:family="paragraph" style:parent-style-name="Text_20_body" style:list-style-name="L7">
      <style:text-properties style:font-name="Calibri" officeooo:paragraph-rsid="003fc739"/>
    </style:style>
    <style:style style:name="P12" style:family="paragraph" style:parent-style-name="Text_20_body" style:list-style-name="L7">
      <style:text-properties style:font-name="Calibri" officeooo:paragraph-rsid="0045ea54"/>
    </style:style>
    <style:style style:name="P13" style:family="paragraph" style:parent-style-name="Text_20_body" style:list-style-name="L8">
      <style:text-properties style:font-name="Calibri" officeooo:paragraph-rsid="004865b6"/>
    </style:style>
    <style:style style:name="P14" style:family="paragraph" style:parent-style-name="Text_20_body" style:list-style-name="L8">
      <style:text-properties style:font-name="Calibri" officeooo:paragraph-rsid="0048eeac"/>
    </style:style>
    <style:style style:name="P15" style:family="paragraph" style:parent-style-name="Text_20_body" style:list-style-name="L8">
      <style:text-properties style:font-name="Calibri" officeooo:paragraph-rsid="006a9fc2"/>
    </style:style>
    <style:style style:name="P16" style:family="paragraph" style:parent-style-name="Text_20_body">
      <style:text-properties style:font-name="Calibri" officeooo:paragraph-rsid="0048eeac"/>
    </style:style>
    <style:style style:name="P17" style:family="paragraph" style:parent-style-name="Text_20_body" style:list-style-name="L9">
      <style:text-properties style:font-name="Calibri" officeooo:paragraph-rsid="00495784"/>
    </style:style>
    <style:style style:name="P18" style:family="paragraph" style:parent-style-name="Text_20_body" style:list-style-name="L9">
      <style:text-properties style:font-name="Calibri" officeooo:paragraph-rsid="004ad98e"/>
    </style:style>
    <style:style style:name="P19" style:family="paragraph" style:parent-style-name="Text_20_body" style:list-style-name="L9">
      <style:text-properties style:font-name="Calibri" officeooo:paragraph-rsid="004cd352"/>
    </style:style>
    <style:style style:name="P20" style:family="paragraph" style:parent-style-name="Text_20_body" style:list-style-name="L10">
      <style:text-properties style:font-name="Calibri" officeooo:paragraph-rsid="004ecee9"/>
    </style:style>
    <style:style style:name="P21" style:family="paragraph" style:parent-style-name="Text_20_body" style:list-style-name="L10">
      <style:text-properties style:font-name="Calibri" officeooo:paragraph-rsid="004f07d3"/>
    </style:style>
    <style:style style:name="P22" style:family="paragraph" style:parent-style-name="Text_20_body" style:list-style-name="L11">
      <style:text-properties style:font-name="Calibri" officeooo:paragraph-rsid="005151fd"/>
    </style:style>
    <style:style style:name="P23" style:family="paragraph" style:parent-style-name="Text_20_body">
      <style:text-properties style:font-name="Calibri" officeooo:paragraph-rsid="005151fd"/>
    </style:style>
    <style:style style:name="P24" style:family="paragraph" style:parent-style-name="Text_20_body" style:list-style-name="L14">
      <style:text-properties style:font-name="Calibri" officeooo:paragraph-rsid="00647c15"/>
    </style:style>
    <style:style style:name="P25" style:family="paragraph" style:parent-style-name="Text_20_body" style:list-style-name="L14">
      <style:text-properties style:font-name="Calibri" officeooo:paragraph-rsid="00655451"/>
    </style:style>
    <style:style style:name="P26" style:family="paragraph" style:parent-style-name="Text_20_body" style:list-style-name="L14">
      <style:text-properties style:font-name="Calibri" officeooo:paragraph-rsid="0065b183"/>
    </style:style>
    <style:style style:name="P27" style:family="paragraph" style:parent-style-name="Text_20_body" style:list-style-name="L14">
      <style:text-properties style:font-name="Calibri" officeooo:paragraph-rsid="0066299c"/>
    </style:style>
    <style:style style:name="P28" style:family="paragraph" style:parent-style-name="Text_20_body" style:list-style-name="L14">
      <style:text-properties style:font-name="Calibri" officeooo:paragraph-rsid="0067368e"/>
    </style:style>
    <style:style style:name="P29" style:family="paragraph" style:parent-style-name="Text_20_body">
      <style:paragraph-properties fo:text-align="justify" style:justify-single-word="false"/>
    </style:style>
    <style:style style:name="P30" style:family="paragraph" style:parent-style-name="Footer">
      <style:text-properties officeooo:paragraph-rsid="000dc7ae"/>
    </style:style>
    <style:style style:name="P31" style:family="paragraph" style:parent-style-name="Footer">
      <style:paragraph-properties fo:text-align="start" style:justify-single-word="false"/>
      <style:text-properties officeooo:paragraph-rsid="000f2237"/>
    </style:style>
    <style:style style:name="P32" style:family="paragraph" style:parent-style-name="Header">
      <style:text-properties officeooo:paragraph-rsid="0017e631"/>
    </style:style>
    <style:style style:name="P33" style:family="paragraph" style:parent-style-name="Heading_20_2">
      <style:text-properties officeooo:paragraph-rsid="00693ba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Heading_20_1">
      <style:paragraph-properties fo:break-before="page"/>
    </style:style>
    <style:style style:name="P37" style:family="paragraph" style:parent-style-name="Heading_20_1" style:list-style-name=""/>
    <style:style style:name="P38" style:family="paragraph" style:parent-style-name="Contents_20_Heading">
      <style:paragraph-properties fo:break-before="page"/>
    </style:style>
    <style:style style:name="T1" style:family="text">
      <style:text-properties officeooo:rsid="000b4834"/>
    </style:style>
    <style:style style:name="T2" style:family="text">
      <style:text-properties officeooo:rsid="000bfbd5"/>
    </style:style>
    <style:style style:name="T3" style:family="text">
      <style:text-properties officeooo:rsid="000dc7ae"/>
    </style:style>
    <style:style style:name="T4" style:family="text">
      <style:text-properties officeooo:rsid="000f2237"/>
    </style:style>
    <style:style style:name="T5" style:family="text">
      <style:text-properties officeooo:rsid="00120808"/>
    </style:style>
    <style:style style:name="T6" style:family="text">
      <style:text-properties officeooo:rsid="00168659"/>
    </style:style>
    <style:style style:name="T7" style:family="text">
      <style:text-properties officeooo:rsid="0017e631"/>
    </style:style>
    <style:style style:name="T8" style:family="text">
      <style:text-properties officeooo:rsid="0019a414"/>
    </style:style>
    <style:style style:name="T9" style:family="text">
      <style:text-properties fo:font-size="12pt" style:text-underline-style="none" officeooo:rsid="001b5fb1" style:font-size-asian="10.5pt" style:font-size-complex="12pt"/>
    </style:style>
    <style:style style:name="T10" style:family="text">
      <style:text-properties style:font-name="Calibri" officeooo:rsid="000b4834"/>
    </style:style>
    <style:style style:name="T11" style:family="text">
      <style:text-properties fo:color="#000000" fo:font-size="12pt" style:text-underline-style="none" officeooo:rsid="000b4834" style:font-size-asian="12pt" style:font-size-complex="12pt"/>
    </style:style>
    <style:style style:name="T12" style:family="text">
      <style:text-properties fo:color="#000000" fo:font-size="12pt" style:text-underline-style="none" officeooo:rsid="00213be6" style:font-size-asian="12pt" style:font-size-complex="12pt"/>
    </style:style>
    <style:style style:name="T13" style:family="text">
      <style:text-properties fo:color="#000000" style:font-name="Calibri" fo:font-size="12pt" style:text-underline-style="none" style:font-size-asian="12pt" style:font-size-complex="12pt"/>
    </style:style>
    <style:style style:name="T14" style:family="text">
      <style:text-properties fo:color="#000000" style:font-name="Calibri" fo:font-size="12pt" style:text-underline-style="none" officeooo:rsid="00205936" style:font-size-asian="12pt" style:font-size-complex="12pt"/>
    </style:style>
    <style:style style:name="T15" style:family="text">
      <style:text-properties fo:color="#000000" style:font-name="Calibri" fo:font-size="12pt" style:text-underline-style="none" officeooo:rsid="00213be6" style:font-size-asian="12pt" style:font-size-complex="12pt"/>
    </style:style>
    <style:style style:name="T16" style:family="text">
      <style:text-properties officeooo:rsid="00225136"/>
    </style:style>
    <style:style style:name="T17" style:family="text">
      <style:text-properties officeooo:rsid="0023868c"/>
    </style:style>
    <style:style style:name="T18" style:family="text">
      <style:text-properties officeooo:rsid="00238a14"/>
    </style:style>
    <style:style style:name="T19" style:family="text">
      <style:text-properties officeooo:rsid="0023f867"/>
    </style:style>
    <style:style style:name="T20" style:family="text">
      <style:text-properties officeooo:rsid="0023fbf7"/>
    </style:style>
    <style:style style:name="T21" style:family="text">
      <style:text-properties officeooo:rsid="0029feb6"/>
    </style:style>
    <style:style style:name="T22" style:family="text">
      <style:text-properties officeooo:rsid="00389106"/>
    </style:style>
    <style:style style:name="T23" style:family="text">
      <style:text-properties officeooo:rsid="0039be06"/>
    </style:style>
    <style:style style:name="T24" style:family="text">
      <style:text-properties officeooo:rsid="003ab4c8"/>
    </style:style>
    <style:style style:name="T25" style:family="text">
      <style:text-properties officeooo:rsid="003cd112"/>
    </style:style>
    <style:style style:name="T26" style:family="text">
      <style:text-properties officeooo:rsid="003ddfeb"/>
    </style:style>
    <style:style style:name="T27" style:family="text">
      <style:text-properties officeooo:rsid="003e79d4"/>
    </style:style>
    <style:style style:name="T28" style:family="text">
      <style:text-properties officeooo:rsid="003f239d"/>
    </style:style>
    <style:style style:name="T29" style:family="text">
      <style:text-properties officeooo:rsid="003fc739"/>
    </style:style>
    <style:style style:name="T30" style:family="text">
      <style:text-properties officeooo:rsid="00401144"/>
    </style:style>
    <style:style style:name="T31" style:family="text">
      <style:text-properties officeooo:rsid="0040789f"/>
    </style:style>
    <style:style style:name="T32" style:family="text">
      <style:text-properties officeooo:rsid="0042541f"/>
    </style:style>
    <style:style style:name="T33" style:family="text">
      <style:text-properties officeooo:rsid="004448bc"/>
    </style:style>
    <style:style style:name="T34" style:family="text">
      <style:text-properties officeooo:rsid="0045ea54"/>
    </style:style>
    <style:style style:name="T35" style:family="text">
      <style:text-properties officeooo:rsid="0047441b"/>
    </style:style>
    <style:style style:name="T36" style:family="text">
      <style:text-properties officeooo:rsid="004865b6"/>
    </style:style>
    <style:style style:name="T37" style:family="text">
      <style:text-properties officeooo:rsid="0048eeac"/>
    </style:style>
    <style:style style:name="T38" style:family="text">
      <style:text-properties officeooo:rsid="00495784"/>
    </style:style>
    <style:style style:name="T39" style:family="text">
      <style:text-properties officeooo:rsid="004ad98e"/>
    </style:style>
    <style:style style:name="T40" style:family="text">
      <style:text-properties officeooo:rsid="004cd352"/>
    </style:style>
    <style:style style:name="T41" style:family="text">
      <style:text-properties officeooo:rsid="004ecee9"/>
    </style:style>
    <style:style style:name="T42" style:family="text">
      <style:text-properties officeooo:rsid="004f07d3"/>
    </style:style>
    <style:style style:name="T43" style:family="text">
      <style:text-properties officeooo:rsid="005151fd"/>
    </style:style>
    <style:style style:name="T44" style:family="text">
      <style:text-properties officeooo:rsid="0062bccd"/>
    </style:style>
    <style:style style:name="T45" style:family="text">
      <style:text-properties officeooo:rsid="006333e1"/>
    </style:style>
    <style:style style:name="T46" style:family="text">
      <style:text-properties officeooo:rsid="00647c15"/>
    </style:style>
    <style:style style:name="T47" style:family="text">
      <style:text-properties officeooo:rsid="00655451"/>
    </style:style>
    <style:style style:name="T48" style:family="text">
      <style:text-properties officeooo:rsid="0065b183"/>
    </style:style>
    <style:style style:name="T49" style:family="text">
      <style:text-properties officeooo:rsid="0066299c"/>
    </style:style>
    <style:style style:name="T50" style:family="text">
      <style:text-properties officeooo:rsid="0067368e"/>
    </style:style>
    <style:style style:name="T51" style:family="text">
      <style:text-properties officeooo:rsid="00693bae"/>
    </style:style>
    <style:style style:name="T52" style:family="text">
      <style:text-properties officeooo:rsid="006a9fc2"/>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CAHIER DES CHARGES :</text:span></text:p>
      <text:p text:style-name="P2"><text:span text:style-name="T2"/></text:p>
      <text:p text:style-name="P2"><text:span text:style-name="T2">MMORPG POKEMON</text:span></text:p>
      <text:p text:style-name="P3"><text:span text:style-name="T8"/></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38">Table des matières</text:p>
          </text:index-title>
          <text:p text:style-name="P34"><text:a xlink:type="simple" xlink:href="#__RefHeading__493_2064691128" text:style-name="Index_20_Link" text:visited-style-name="Index_20_Link">Introduction<text:tab/>3</text:a></text:p>
          <text:p text:style-name="P34"><text:a xlink:type="simple" xlink:href="#__RefHeading__495_2064691128" text:style-name="Index_20_Link" text:visited-style-name="Index_20_Link">Contexte :<text:tab/>4</text:a></text:p>
          <text:p text:style-name="P34"><text:a xlink:type="simple" xlink:href="#__RefHeading__497_2064691128" text:style-name="Index_20_Link" text:visited-style-name="Index_20_Link">Présentation du projet :<text:tab/>5</text:a></text:p>
          <text:p text:style-name="P34"><text:a xlink:type="simple" xlink:href="#__RefHeading__799_2064691128" text:style-name="Index_20_Link" text:visited-style-name="Index_20_Link">Fonctionnalités<text:tab/>6</text:a></text:p>
          <text:p text:style-name="P35"><text:a xlink:type="simple" xlink:href="#__RefHeading__801_2064691128" text:style-name="Index_20_Link" text:visited-style-name="Index_20_Link">Système de quêtes<text:tab/>6</text:a></text:p>
          <text:p text:style-name="P35"><text:a xlink:type="simple" xlink:href="#__RefHeading__803_2064691128" text:style-name="Index_20_Link" text:visited-style-name="Index_20_Link">Argent<text:tab/>6</text:a></text:p>
          <text:p text:style-name="P35"><text:a xlink:type="simple" xlink:href="#__RefHeading__805_2064691128" text:style-name="Index_20_Link" text:visited-style-name="Index_20_Link">Xp pour le dresseur // A creuser<text:tab/>6</text:a></text:p>
          <text:p text:style-name="P35"><text:a xlink:type="simple" xlink:href="#__RefHeading__807_2064691128" text:style-name="Index_20_Link" text:visited-style-name="Index_20_Link">Arènes<text:tab/>6</text:a></text:p>
          <text:p text:style-name="P35"><text:a xlink:type="simple" xlink:href="#__RefHeading__809_2064691128" text:style-name="Index_20_Link" text:visited-style-name="Index_20_Link">Pve<text:tab/>7</text:a></text:p>
          <text:p text:style-name="P35"><text:a xlink:type="simple" xlink:href="#__RefHeading__811_2064691128" text:style-name="Index_20_Link" text:visited-style-name="Index_20_Link">Pvp<text:tab/>7</text:a></text:p>
          <text:p text:style-name="P35"><text:a xlink:type="simple" xlink:href="#__RefHeading__813_2064691128" text:style-name="Index_20_Link" text:visited-style-name="Index_20_Link">Factions<text:tab/>7</text:a></text:p>
          <text:p text:style-name="P35"><text:a xlink:type="simple" xlink:href="#__RefHeading__815_2064691128" text:style-name="Index_20_Link" text:visited-style-name="Index_20_Link">Stuff<text:tab/>8</text:a></text:p>
          <text:p text:style-name="P35"><text:a xlink:type="simple" xlink:href="#__RefHeading__1501_2064691128" text:style-name="Index_20_Link" text:visited-style-name="Index_20_Link">Système de jeu<text:tab/>8</text:a></text:p>
        </text:index-body>
      </text:table-of-content>
      <text:p text:style-name="P3"><text:span text:style-name="T8"/></text:p>
      <text:h text:style-name="P36" text:outline-level="1"><text:bookmark-start text:name="__RefHeading__493_2064691128"/><text:span text:style-name="T8">Introduction</text:span><text:bookmark-end text:name="__RefHeading__493_2064691128"/></text:h>
      <text:p text:style-name="P3"><text:span text:style-name="T9"/></text:p>
      <text:p text:style-name="P6"><text:span text:style-name="T11">Dans l'univers des Pokémon, les animaux du monde réel n'existent pas sauf pour certains. Le monde est peuplé de Pokémon, des créatures qui vivent en harmonie avec les </text:span><text:span text:style-name="T12">humains</text:span><text:span text:style-name="T11">, mais possèdent des aptitudes impossibles pour des animaux du monde réel, telles que cracher du </text:span><text:span text:style-name="T12">feu</text:span><text:span text:style-name="T11">, comme </text:span><text:span text:style-name="T12">Dracaufeu</text:span><text:span text:style-name="T11">, ou encore générer de grandes quantités d'</text:span><text:span text:style-name="T12">électricité</text:span><text:span text:style-name="T11">, comme </text:span><text:bookmark text:name="cite_ref-quoi1_2-0"/><text:span text:style-name="T12">Magnéti</text:span><text:span text:style-name="T11">. Chaque sorte de Pokémon possède un nom, qui peut à la fois être utilisé pour parler de Pokémon individuels ou de l'ensemble des Pokémon de la même sorte. Certains Pokémon dits « légendaires » sont les seuls représentants de leur sorte et dans les jeux récents sont des entités incarnant une puissance naturelle. En règle générale, les Pokémon ne peuvent prononcer que leur nom, mais il existe quelques cas rares où des Pokémon ont appris un </text:span><text:a xlink:type="simple" xlink:href="http://fr.wikipedia.org/wiki/Langage_humain">l</text:a><text:span text:style-name="T12">angage humain</text:span><text:span text:style-name="T11">. Des humains utilisent ces aptitudes dans leurs activités professionnelles : ainsi les </text:span><text:span text:style-name="T12">Caninos </text:span><text:span text:style-name="T11">de l'Agent Jenny l'aident à poursuivre les criminels.</text:span></text:p>
      <text:p text:style-name="P29"><text:span text:style-name="T13">Certains dressent les Pokémon pour organiser des combats entre eux, transportant généralement les Pokémon dans des </text:span><text:span text:style-name="T15">Poké Balls</text:span><text:span text:style-name="T13">, des balles compactes où un Pokémon peut être contenu</text:span><text:bookmark text:name="cite_ref-jref_9-0"/><text:span text:style-name="T13">. Ces </text:span><text:span text:style-name="T15">dresseurs Pokémons </text:span><text:span text:style-name="T13">voyagent à travers le monde dans le but d'attraper le plus grand nombre de Pokémon, puis éventuellement devenir Maître Pokémon, un titre donné au dresseur ayant attrapé un Pokémon de chaque</text:span><text:bookmark text:name="cite_ref-dreaminfo_11-0"/><text:span text:style-name="T13"> </text:span><text:span text:style-name="T15">sorte de Pokémon</text:span><text:span text:style-name="T13">. Certains dresseurs enregistrent les informations des Pokémon qu'ils ont capturés ou observés dans un </text:span><text:span text:style-name="T15">Pokédex</text:span><text:span text:style-name="T13">, un appareil électronique qui répertorie et affiche les informations sur les différents Pokémo</text:span><text:bookmark text:name="cite_ref-12"/><text:span text:style-name="T14">n</text:span><text:span text:style-name="T13">. À partir de l'âge de dix ans, il est possible de commencer son apprentissage de dresseur en recevant une licence de la Ligue Pokémo</text:span><text:bookmark text:name="cite_ref-quoi3_13-0"/><text:span text:style-name="T14">n</text:span><text:span text:style-name="T13">. L'apprentissage consiste à partir capturer des Pokémon dans leurs habitats naturels, puis à les entraîner au combat.</text:span></text:p>
      <text:p text:style-name="P29"><text:span text:style-name="T13">Les matchs Pokémon consistent en combats entre les Pokémon de deux dresseurs, et se terminent quand tous les Pokémon de l'un d'entre eux sont </text:span><text:span text:style-name="T15">KO</text:span><text:span text:style-name="T13">. La </text:span><text:span text:style-name="T15">mort</text:span><text:span text:style-name="T13"> des Pokémon est donc évitée, et les Pokémon peuvent être soignés au Centre Pokémon, un bâtiment où les infirmières guérissent les Pokémon blessés</text:span><text:bookmark text:name="cite_ref-jref_9-1"/><text:span text:style-name="T13">. Pour participer à des compétitions, les dresseurs peuvent se déplacer aux différentes Arènes Pokémon où un badge leur est offert s'ils sortent victorieux d'un match contre le champion d'arène. Après avoir gagné tous les badges de la région, un dresseur peut partir au siège de la Ligue Pokémon pour affronter quatre dresseurs d'élite, souvent appelés le « Conseil des 4 ». Ce n'est qu'après avoir battu ces quatre dresseurs que le dresseur peut affronter le Maître de la Ligue</text:span><text:bookmark text:name="cite_ref-14"/><text:span text:style-name="T13">.</text:span></text:p>
      <text:h text:style-name="P37" text:outline-level="1"><text:span text:style-name="T1"/></text:h>
      <text:h text:style-name="P36" text:outline-level="1"><text:bookmark-start text:name="__RefHeading__495_2064691128"/><text:span text:style-name="T1">Contexte :</text:span><text:bookmark-end text:name="__RefHeading__495_2064691128"/></text:h>
      <text:p text:style-name="P1"><text:span text:style-name="T1"/></text:p>
      <text:p text:style-name="P4"><text:span text:style-name="T17">Cependant, Pokémon ne possède pas de mode massivement multijoueur.</text:span></text:p>
      <text:p text:style-name="P4"><text:span text:style-name="T17"/></text:p>
      <text:p text:style-name="P1"><text:span text:style-name="T17">De plus, o</text:span><text:span text:style-name="T1">n s'emmerde quand on est chez nous et on a envie de coder sur un projet perso.</text:span></text:p>
      <text:h text:style-name="P37" text:outline-level="1"><text:span text:style-name="T10"/></text:h>
      <text:h text:style-name="P36" text:outline-level="1"><text:bookmark-start text:name="__RefHeading__497_2064691128"/><text:span text:style-name="T1">Présentation du projet :</text:span><text:bookmark-end text:name="__RefHeading__497_2064691128"/></text:h>
      <text:p text:style-name="P1"><text:span text:style-name="T1"/></text:p>
      <text:p text:style-name="P1"><text:span text:style-name="T1">Nous avons donc </text:span><text:span text:style-name="T16">décider de créer un MMORPG Pokémon.</text:span></text:p>
      <text:p text:style-name="P5"><text:span text:style-name="T18">Il s'agit de reprendre les jeux </text:span><text:span text:style-name="T19">P</text:span><text:span text:style-name="T18">okémons et de les adaptés en MMORPG.</text:span></text:p>
      <text:p text:style-name="P5"><text:span text:style-name="T18">La partie serveur tournera sur Linux et la partie client devra tourner sur Linux et sur Windows.</text:span></text:p>
      <text:p text:style-name="P5"><text:span text:style-name="T18"/></text:p>
      <text:h text:style-name="P36" text:outline-level="1"><text:bookmark-start text:name="__RefHeading__799_2064691128"/><text:span text:style-name="T20">Fonctionnali</text:span><text:span text:style-name="T21">tés</text:span><text:bookmark-end text:name="__RefHeading__799_2064691128"/></text:h>
      <text:h text:style-name="Heading_20_2" text:outline-level="2"><text:bookmark-start text:name="__RefHeading__801_2064691128"/><text:span text:style-name="T22">Système de quêtes</text:span><text:bookmark-end text:name="__RefHeading__801_2064691128"/></text:h>
      <text:list xml:id="list41612402" text:style-name="L4">
        <text:list-item>
          <text:p text:style-name="P7"><text:span text:style-name="T23">Certains PNJ peuvent donner des quêtes</text:span></text:p>
        </text:list-item>
        <text:list-item>
          <text:p text:style-name="P7"><text:span text:style-name="T23">Exemples</text:span></text:p>
          <text:list>
            <text:list-item>
              <text:p text:style-name="P7"><text:span text:style-name="T23">Mettre KO 20 Pokémons</text:span></text:p>
            </text:list-item>
            <text:list-item>
              <text:p text:style-name="P7"><text:span text:style-name="T23">Capturer un certain Pokémon</text:span></text:p>
            </text:list-item>
          </text:list>
        </text:list-item>
        <text:list-item>
          <text:p text:style-name="P7"><text:span text:style-name="T23">Récompense</text:span></text:p>
          <text:list>
            <text:list-item>
              <text:p text:style-name="P7"><text:span text:style-name="T23">Argent</text:span></text:p>
            </text:list-item>
            <text:list-item>
              <text:p text:style-name="P7"><text:span text:style-name="T23">Xp pour un pokémon ou pour le dresseur</text:span></text:p>
            </text:list-item>
            <text:list-item>
              <text:p text:style-name="P7"><text:span text:style-name="T23">Stuff</text:span></text:p>
            </text:list-item>
          </text:list>
        </text:list-item>
      </text:list>
      <text:h text:style-name="Heading_20_2" text:outline-level="2"><text:span text:style-name="T22"/></text:h>
      <text:h text:style-name="Heading_20_2" text:outline-level="2"><text:bookmark-start text:name="__RefHeading__803_2064691128"/><text:span text:style-name="T22">Argent</text:span><text:bookmark-end text:name="__RefHeading__803_2064691128"/></text:h>
      <text:list xml:id="list41611831" text:style-name="L5">
        <text:list-item>
          <text:p text:style-name="P8"><text:span text:style-name="T24">Permet d'acheter des objets en magasin</text:span></text:p>
        </text:list-item>
        <text:list-item>
          <text:p text:style-name="P8"><text:span text:style-name="T24">Permet d'acheter des objets ou des Pokémons aux autres dresseurs</text:span></text:p>
        </text:list-item>
      </text:list>
      <text:h text:style-name="Heading_20_2" text:outline-level="2"><text:span text:style-name="T22"/></text:h>
      <text:h text:style-name="Heading_20_2" text:outline-level="2"><text:bookmark-start text:name="__RefHeading__805_2064691128"/><text:span text:style-name="T22">Xp pour le dresseur </text:span><text:span text:style-name="T26">// </text:span><text:span text:style-name="T27">A creuser</text:span><text:bookmark-end text:name="__RefHeading__805_2064691128"/></text:h>
      <text:list xml:id="list41632725" text:style-name="L6">
        <text:list-item>
          <text:p text:style-name="P9"><text:span text:style-name="T25">Permet d'accéder à de nouvelles arènes</text:span></text:p>
        </text:list-item>
      </text:list>
      <text:h text:style-name="Heading_20_2" text:outline-level="2"><text:span text:style-name="T22"/></text:h>
      <text:h text:style-name="Heading_20_2" text:outline-level="2"><text:bookmark-start text:name="__RefHeading__807_2064691128"/><text:span text:style-name="T22">Arènes</text:span><text:bookmark-end text:name="__RefHeading__807_2064691128"/></text:h>
      <text:list xml:id="list41634238" text:style-name="L7">
        <text:list-item>
          <text:p text:style-name="P11"><text:span text:style-name="T29">A l'entrée d'une arène, un joueur peut choisir de :</text:span></text:p>
          <text:list>
            <text:list-item>
              <text:p text:style-name="P10"><text:span text:style-name="T29">G</text:span><text:span text:style-name="T28">agner </text:span><text:span text:style-name="T29">le</text:span><text:span text:style-name="T28"> badge, le dresseur peut </text:span><text:span text:style-name="T30">donc </text:span><text:span text:style-name="T28">affronter le champion avec les Pokémons de son choix</text:span></text:p>
            </text:list-item>
            <text:list-item>
              <text:p text:style-name="P10"><text:span text:style-name="T31">G</text:span><text:span text:style-name="T28">agner la place du champion, le dresseur doit </text:span><text:span text:style-name="T31">donc </text:span><text:span text:style-name="T28">utiliser des Pokémons du même type que celui de l'arène</text:span></text:p>
            </text:list-item>
          </text:list>
        </text:list-item>
        <text:list-item>
          <text:p text:style-name="P10"><text:span text:style-name="T28">Les Pokémons du champion sont du même niveau que ceux du dresseur</text:span></text:p>
        </text:list-item>
        <text:list-item>
          <text:p text:style-name="P10"><text:span text:style-name="T28">Si le champion est absent, une IA joue pour lui. </text:span><text:span text:style-name="T32">Cette IA </text:span><text:span text:style-name="T33">possédera des avantages (potions...) afin que le combat soit plus difficile.</text:span></text:p>
        </text:list-item>
        <text:list-item>
          <text:p text:style-name="P10"><text:soft-page-break/><text:span text:style-name="T28">Le Champion peut choisir de laisser une IA jouer à sa place pour qu'il puisse faire autre chose en jeu.</text:span></text:p>
        </text:list-item>
        <text:list-item>
          <text:p text:style-name="P12"><text:span text:style-name="T34">Le Champion doit réaliser un minimum de </text:span><text:span text:style-name="T35">5 combats par jour s'il ne veut pas perdre sa place.</text:span></text:p>
        </text:list-item>
      </text:list>
      <text:h text:style-name="Heading_20_2" text:outline-level="2"><text:span text:style-name="T22"/></text:h>
      <text:h text:style-name="Heading_20_2" text:outline-level="2"><text:bookmark-start text:name="__RefHeading__809_2064691128"/><text:span text:style-name="T22">Pve</text:span><text:bookmark-end text:name="__RefHeading__809_2064691128"/></text:h>
      <text:list xml:id="list41675031" text:style-name="L8">
        <text:list-item>
          <text:p text:style-name="P13"><text:span text:style-name="T36">Il y aura des zones spéciales où plusieurs joueurs peuvent affronter plusieurs mobs plus forts que les autres</text:span></text:p>
        </text:list-item>
        <text:list-item>
          <text:p text:style-name="P15"><text:span text:style-name="T52">Ces Pokémons <text:s/>ne seront pas capturables</text:span></text:p>
        </text:list-item>
        <text:list-item>
          <text:p text:style-name="P14"><text:span text:style-name="T37">Récompenses :</text:span></text:p>
          <text:list>
            <text:list-item>
              <text:p text:style-name="P14"><text:span text:style-name="T37">Argent</text:span></text:p>
            </text:list-item>
            <text:list-item>
              <text:p text:style-name="P14"><text:span text:style-name="T37">Xp dresseur</text:span></text:p>
            </text:list-item>
            <text:list-item>
              <text:p text:style-name="P14"><text:span text:style-name="T37">Possibilité de gagner un des Pokémons de l'instance</text:span></text:p>
            </text:list-item>
            <text:list-item>
              <text:p text:style-name="P14"><text:span text:style-name="T37">Stuff</text:span></text:p>
            </text:list-item>
          </text:list>
        </text:list-item>
      </text:list>
      <text:p text:style-name="P16"><text:span text:style-name="T37"/></text:p>
      <text:h text:style-name="Heading_20_2" text:outline-level="2"><text:bookmark-start text:name="__RefHeading__811_2064691128"/><text:span text:style-name="T22">Pvp</text:span><text:bookmark-end text:name="__RefHeading__811_2064691128"/></text:h>
      <text:list xml:id="list41693086" text:style-name="L9">
        <text:list-item>
          <text:p text:style-name="P17"><text:span text:style-name="T38">Agressions entre factions</text:span></text:p>
        </text:list-item>
        <text:list-item>
          <text:p text:style-name="P18"><text:span text:style-name="T39">Arènes pvp 1v1, 2v2, 3v3 toutes factions confondues</text:span></text:p>
        </text:list-item>
        <text:list-item>
          <text:p text:style-name="P19"><text:span text:style-name="T40">Les arènes se feront en fonction du niveau du dresseur</text:span></text:p>
        </text:list-item>
      </text:list>
      <text:h text:style-name="Heading_20_2" text:outline-level="2"><text:span text:style-name="T22"/></text:h>
      <text:h text:style-name="Heading_20_2" text:outline-level="2"><text:bookmark-start text:name="__RefHeading__813_2064691128"/><text:span text:style-name="T22">Factions</text:span><text:bookmark-end text:name="__RefHeading__813_2064691128"/></text:h>
      <text:list xml:id="list41695645" text:style-name="L10">
        <text:list-item>
          <text:p text:style-name="P20"><text:span text:style-name="T41">Gentils // Nom à changer :</text:span></text:p>
          <text:list>
            <text:list-item>
              <text:p text:style-name="P20"><text:span text:style-name="T41">Bonus de capture des Pokémons</text:span></text:p>
            </text:list-item>
            <text:list-item>
              <text:p text:style-name="P20"><text:span text:style-name="T41">Bonus pour un type de Pokémon // A définir</text:span></text:p>
            </text:list-item>
          </text:list>
        </text:list-item>
        <text:list-item>
          <text:p text:style-name="P20"><text:span text:style-name="T41">Team Rocket :</text:span></text:p>
          <text:list>
            <text:list-item>
              <text:p text:style-name="P21"><text:span text:style-name="T42">Bonus gain d'argent</text:span></text:p>
            </text:list-item>
            <text:list-item>
              <text:p text:style-name="P21"><text:span text:style-name="T42">Bonus pour un type de Pokémon // A définir</text:span></text:p>
            </text:list-item>
          </text:list>
        </text:list-item>
        <text:list-item>
          <text:p text:style-name="P21"><text:span text:style-name="T42">Les deux factions possèdent une zone de départ respective</text:span></text:p>
        </text:list-item>
      </text:list>
      <text:h text:style-name="Heading_20_2" text:outline-level="2"><text:soft-page-break/><text:span text:style-name="T22"/></text:h>
      <text:h text:style-name="Heading_20_2" text:outline-level="2"><text:bookmark-start text:name="__RefHeading__815_2064691128"/><text:span text:style-name="T22">Stuff</text:span><text:bookmark-end text:name="__RefHeading__815_2064691128"/></text:h>
      <text:list xml:id="list41706369" text:style-name="L11">
        <text:list-item>
          <text:p text:style-name="P22"><text:span text:style-name="T43">Le dresseur pourra équiper du stuff</text:span></text:p>
        </text:list-item>
        <text:list-item>
          <text:p text:style-name="P22"><text:span text:style-name="T43">Il apportera des bonus aux pokémons</text:span></text:p>
        </text:list-item>
        <text:list-item>
          <text:p text:style-name="P22"><text:span text:style-name="T43">Exemples :</text:span></text:p>
          <text:list>
            <text:list-item>
              <text:p text:style-name="P22"><text:span text:style-name="T43">Plus de Vie</text:span></text:p>
            </text:list-item>
            <text:list-item>
              <text:p text:style-name="P22"><text:span text:style-name="T43">10 % de chances de rejouer</text:span></text:p>
            </text:list-item>
          </text:list>
        </text:list-item>
      </text:list>
      <text:p text:style-name="P23"><text:span text:style-name="T44"/></text:p>
      <text:h text:style-name="P33" text:outline-level="2"><text:bookmark-start text:name="__RefHeading__1501_2064691128"/><text:span text:style-name="T45">Système de je</text:span><text:span text:style-name="T51">u</text:span><text:bookmark-end text:name="__RefHeading__1501_2064691128"/></text:h>
      <text:list xml:id="list42196146" text:style-name="L14">
        <text:list-item>
          <text:p text:style-name="P24"><text:span text:style-name="T46">Lors de combats à plusieurs, les Pokémons auront </text:span><text:span text:style-name="T47">un rôle distinct parmis :</text:span></text:p>
          <text:list>
            <text:list-item>
              <text:p text:style-name="P25"><text:span text:style-name="T47">Dps</text:span></text:p>
              <text:list>
                <text:list-item>
                  <text:p text:style-name="P26"><text:span text:style-name="T48">Ils s'occupent de faire des dégats</text:span></text:p>
                </text:list-item>
              </text:list>
            </text:list-item>
            <text:list-item>
              <text:p text:style-name="P26"><text:span text:style-name="T48">Tanks</text:span></text:p>
              <text:list>
                <text:list-item>
                  <text:p text:style-name="P26"><text:span text:style-name="T48">Ils prennent les dégats pour les autres</text:span></text:p>
                </text:list-item>
              </text:list>
            </text:list-item>
            <text:list-item>
              <text:p text:style-name="P26"><text:span text:style-name="T48">Heals</text:span></text:p>
              <text:list>
                <text:list-item>
                  <text:p text:style-name="P26"><text:span text:style-name="T48">Ils soignent les Pokémons alliés</text:span></text:p>
                </text:list-item>
              </text:list>
            </text:list-item>
          </text:list>
        </text:list-item>
        <text:list-item>
          <text:p text:style-name="P27"><text:span text:style-name="T49">Pour ce faire, les sorts pourront choisir une cible alliée ou ennemie en fonction du sort</text:span></text:p>
        </text:list-item>
        <text:list-item>
          <text:p text:style-name="P27"><text:span text:style-name="T49">Exemples :</text:span></text:p>
          <text:list>
            <text:list-item>
              <text:p text:style-name="P28"><text:span text:style-name="T50">Les sorts de soin pourront être lancés sur n'importe quel allié</text:span></text:p>
            </text:list-item>
            <text:list-item>
              <text:p text:style-name="P28"><text:span text:style-name="T50">Les Tanks posséderont des sorts qui permettent de changer la cible du prochain sort d'un ennemi.</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7e631"/>
    </style:style>
    <style:style style:name="MP2" style:family="paragraph" style:parent-style-name="Footer">
      <style:text-properties officeooo:paragraph-rsid="000dc7ae"/>
    </style:style>
    <style:style style:name="MP3" style:family="paragraph" style:parent-style-name="Footer">
      <style:paragraph-properties fo:text-align="start" style:justify-single-word="false"/>
      <style:text-properties officeooo:paragraph-rsid="000f2237"/>
    </style:style>
    <style:style style:name="MT1" style:family="text">
      <style:text-properties officeooo:rsid="0017e631"/>
    </style:style>
    <style:style style:name="MT2" style:family="text">
      <style:text-properties officeooo:rsid="000dc7ae"/>
    </style:style>
    <style:style style:name="MT3" style:family="text">
      <style:text-properties officeooo:rsid="000f2237"/>
    </style:style>
    <style:style style:name="MT4" style:family="text">
      <style:text-properties officeooo:rsid="00120808"/>
    </style:style>
    <style:style style:name="MT5" style:family="text">
      <style:text-properties officeooo:rsid="00168659"/>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Epitech Babbage<text:tab/><text:tab/>Cahier des Charges : MMORPG Pokémon</text:span></text:p>
      </style:header>
      <style:footer>
        <text:p text:style-name="MP2"><text:span text:style-name="MT2">Créé </text:span><text:span text:style-name="MT2"><text:date style:data-style-name="N37" text:date-value="2013-04-19T21:14:55.48" text:fixed="true">19/04/13</text:date></text:span></text:p>
        <text:p text:style-name="MP3"><text:span text:style-name="MT3">Créé par Guillaume Marescau</text:span><text:span text:style-name="MT4">x <text:tab/><text:tab/></text:span><text:span text:style-name="MT5">Page </text:span><text:span text:style-name="MT5"><text:page-number text:select-page="current">8</text:page-number></text:span><text:span text:style-name="MT5">sur </text:span><text:span text:style-name="MT5"><text:page-count>8</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21:06:36.13</meta:creation-date>
    <dc:date>2013-04-19T22:12:50.55</dc:date>
    <meta:editing-duration>PT1H3M39S</meta:editing-duration>
    <meta:editing-cycles>106</meta:editing-cycles>
    <meta:generator>LibreOffice/3.6$Windows_x86 LibreOffice_project/2ef5aff-a6fb0ff-166bdff-cf087ad-0f1389</meta:generator>
    <meta:document-statistic meta:table-count="0" meta:image-count="0" meta:object-count="0" meta:page-count="8" meta:paragraph-count="91" meta:word-count="999" meta:character-count="5622" meta:non-whitespace-character-count="4761"/>
  </office:meta>
</office:document-meta>
</file>